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c4c" officeooo:paragraph-rsid="0002fc4c"/>
    </style:style>
    <style:style style:name="P2" style:family="paragraph" style:parent-style-name="Standard">
      <style:text-properties officeooo:paragraph-rsid="000603f3"/>
    </style:style>
    <style:style style:name="P3" style:family="paragraph" style:parent-style-name="Standard">
      <style:text-properties style:text-position="sub 58%" officeooo:paragraph-rsid="000428c6"/>
    </style:style>
    <style:style style:name="P4" style:family="paragraph" style:parent-style-name="Standard">
      <style:text-properties fo:language="en" fo:country="US" officeooo:rsid="000603f3" officeooo:paragraph-rsid="000603f3"/>
    </style:style>
    <style:style style:name="P5" style:family="paragraph" style:parent-style-name="Standard">
      <style:text-properties style:text-position="0% 100%" officeooo:rsid="000603f3" officeooo:paragraph-rsid="000428c6"/>
    </style:style>
    <style:style style:name="P6" style:family="paragraph" style:parent-style-name="Standard">
      <style:text-properties officeooo:rsid="0002fc4c" officeooo:paragraph-rsid="0002fc4c"/>
    </style:style>
    <style:style style:name="P7" style:family="paragraph" style:parent-style-name="Standard">
      <style:text-properties officeooo:paragraph-rsid="00083a9b"/>
    </style:style>
    <style:style style:name="P8" style:family="paragraph" style:parent-style-name="Standard">
      <style:text-properties style:text-position="sub 58%" officeooo:paragraph-rsid="000428c6"/>
    </style:style>
    <style:style style:name="T1" style:family="text">
      <style:text-properties officeooo:rsid="0002fc4c"/>
    </style:style>
    <style:style style:name="T2" style:family="text">
      <style:text-properties officeooo:rsid="000603f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03f3"/>
    </style:style>
    <style:style style:name="T5" style:family="text">
      <style:text-properties fo:language="en" fo:country="US" officeooo:rsid="00075319"/>
    </style:style>
    <style:style style:name="T6" style:family="text">
      <style:text-properties fo:language="en" fo:country="US" officeooo:rsid="0009d743"/>
    </style:style>
    <style:style style:name="T7" style:family="text">
      <style:text-properties style:text-position="0% 100%" officeooo:rsid="000603f3"/>
    </style:style>
    <style:style style:name="T8" style:family="text">
      <style:text-properties style:text-position="0% 100%" officeooo:rsid="00075319"/>
    </style:style>
    <style:style style:name="T9" style:family="text">
      <style:text-properties style:text-position="0% 100%" officeooo:rsid="000a1a92"/>
    </style:style>
    <style:style style:name="T10" style:family="text">
      <style:text-properties officeooo:rsid="000c7d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ne 12,2016</text:p>
      <text:p text:style-name="P1">Dear Bolei Zhou,</text:p>
      <text:p text:style-name="P7"><text:span text:style-name="T1"><text:tab/>We have taken part in the Imagenet challenge scene classification. In order to get a higher accuracy,we used the network models given by you. Nowadays,we have met some problems,so I'm writing to you for some suggestions. </text:span></text:p>
      <text:p text:style-name="P7"><text:span text:style-name="T1"><text:tab/>Recently I have gotten into the problem that the </text:span>results <text:s/><text:span text:style-name="T10">of training on</text:span> the Places2 <text:span text:style-name="T1">dataset is not perfect. I have trained the dataset by using the Neural Network Models that is provided on <text:s text:c="9"/></text:span><text:a xlink:type="simple" xlink:href="https://github.com/BVLC/caffe/tree/master/models"><text:span text:style-name="T1">https://github.com/BVLC/caffe/tree/master/models</text:span></text:a><text:span text:style-name="T1">.</text:span><text:a xlink:type="simple" xlink:href="https://github.com/BVLC/caffe/tree/master/models.But"><text:span text:style-name="T1">But</text:span></text:a><text:span text:style-name="T1"> only the accuracy of the AlexNet is similar to the results given by you. However,the accuracy of GoogleNet is only eighty percent,which is different from yours. <text:tab/>Perhaps even worse,the VggNet get only 76 of the correct date. In the annex,I <text:s/>put the prototxts and the solver prototxt. Can you help me check prototxts are right? I have changed the parameters of the solver prototxt. Are the parameters of my solver prototxt correct?What's more,does it matter if the computer gpu memory shortage?</text:span></text:p>
      <text:p text:style-name="P2"><text:tab/><text:span text:style-name="T2">I changed the batchsize from 64 to 128 in the GoogleNet, b</text:span><text:span text:style-name="T3">ut the results have not been optimized,</text:span><text:span text:style-name="T6">s</text:span><text:span text:style-name="T4">o I'm so confused. I'm writing to ask you for the solution to the problem. I would be appreciated to you if you can reply to </text:span><text:span text:style-name="T5">me</text:span><text:span text:style-name="T4">.</text:span></text:p>
      <text:p text:style-name="P4"><text:tab/>I'm looking forward to your reply.</text:p>
      <text:p text:style-name="P4"/>
      <text:p text:style-name="P4"/>
      <text:p text:style-name="P4"><text:s/></text:p>
      <text:p text:style-name="P3"><text:tab/><text:tab/><text:tab/><text:tab/><text:tab/><text:tab/><text:tab/><text:tab/><text:tab/><text:tab/> <text:s text:c="9"/><text:span text:style-name="T7">Respec</text:span><text:span text:style-name="T8">t</text:span><text:span text:style-name="T7">fully Yours,</text:span></text:p>
      <text:p text:style-name="P3"><text:span text:style-name="T7"><text:tab/><text:tab/><text:tab/><text:tab/><text:tab/><text:tab/><text:tab/><text:tab/><text:tab/><text:tab/><text:tab/><text:tab/></text:span><text:span text:style-name="T9">Regards</text:span></text:p>
      <text:p text:style-name="P5"><text:tab/><text:tab/><text:tab/><text:tab/><text:tab/><text:tab/><text:tab/><text:tab/><text:tab/><text:tab/><text:tab/>Ziqiang <text:s/>Zheng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23:13:45.069153899</meta:creation-date>
    <dc:date>2016-07-13T16:30:27.115396473</dc:date>
    <meta:editing-duration>PT22M1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12" meta:character-count="1344" meta:non-whitespace-character-count="1078"/>
  </office:meta>
</office:document-meta>
</file>